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style:font-name="Calibri" style:font-name-asian="Times New Roman" style:font-name-complex="Arial" fo:font-weight="bold" style:font-weight-asian="bold" style:font-weight-complex="bold" fo:font-size="10pt" style:font-size-asian="10pt" style:font-size-complex="10pt" style:language-asian="pl" style:country-asian="PL"/>
    </style:style>
    <style:style style:name="P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4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5" style:parent-style-name="Normal" style:family="paragraph">
      <style:paragraph-properties fo:margin-bottom="0in" fo:margin-left="0.4916in">
        <style:tab-stops/>
      </style:paragraph-properties>
    </style:style>
    <style:style style:name="T16" style:parent-style-name="DefaultParagraphFont" style:family="text">
      <style:text-properties fo:font-size="10pt" style:font-size-asian="10pt" style:font-size-complex="10pt"/>
    </style:style>
    <style:style style:name="T17" style:parent-style-name="DefaultParagraphFont" style:family="text">
      <style:text-properties fo:color="#FF0000" fo:font-size="10pt" style:font-size-asian="10pt" style:font-size-complex="10pt"/>
    </style:style>
    <style:style style:name="P18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9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20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21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22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23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24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7" style:parent-style-name="DefaultParagraphFont" style:family="text">
      <style:text-properties fo:font-size="10pt" style:font-size-asian="10pt" style:font-size-complex="10pt"/>
    </style:style>
    <style:style style:name="P28" style:parent-style-name="Normal" style:family="paragraph">
      <style:paragraph-properties fo:margin-bottom="0in"/>
    </style:style>
    <style:style style:name="T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0" style:parent-style-name="DefaultParagraphFont" style:family="text">
      <style:text-properties fo:font-size="10pt" style:font-size-asian="10pt" style:font-size-complex="10pt"/>
    </style:style>
    <style:style style:name="P3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3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3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3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3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36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37" style:parent-style-name="Normal" style:family="paragraph">
      <style:paragraph-properties fo:margin-bottom="0in"/>
    </style:style>
    <style:style style:name="T38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39" style:parent-style-name="DefaultParagraphFont" style:family="text">
      <style:text-properties fo:font-size="10pt" style:font-size-asian="10pt" style:font-size-complex="10pt"/>
    </style:style>
    <style:style style:name="P40" style:parent-style-name="Normal" style:family="paragraph">
      <style:paragraph-properties fo:margin-bottom="0in"/>
    </style:style>
    <style:style style:name="T4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42" style:parent-style-name="DefaultParagraphFont" style:family="text">
      <style:text-properties fo:font-size="10pt" style:font-size-asian="10pt" style:font-size-complex="10pt"/>
    </style:style>
    <style:style style:name="P4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4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4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4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4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4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4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52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53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54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55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56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57" style:parent-style-name="Normal" style:family="paragraph">
      <style:paragraph-properties fo:margin-bottom="0in" fo:line-height="100%"/>
      <style:text-properties style:font-name="Calibri" style:font-name-asian="Times New Roman" style:font-name-complex="Arial" fo:font-weight="bold" style:font-weight-asian="bold" style:font-weight-complex="bold" fo:font-size="10pt" style:font-size-asian="10pt" style:font-size-complex="10pt" style:language-asian="pl" style:country-asian="PL"/>
    </style:style>
    <style:style style:name="P58" style:parent-style-name="Normal" style:family="paragraph">
      <style:paragraph-properties fo:margin-bottom="0in"/>
    </style:style>
    <style:style style:name="T5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P61" style:parent-style-name="Normal" style:family="paragraph">
      <style:paragraph-properties fo:margin-bottom="0in"/>
    </style:style>
    <style:style style:name="T6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63" style:parent-style-name="DefaultParagraphFont" style:family="text">
      <style:text-properties fo:font-size="10pt" style:font-size-asian="10pt" style:font-size-complex="10pt"/>
    </style:style>
    <style:style style:name="P6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67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70" style:parent-style-name="DefaultParagraphFont" style:family="text">
      <style:text-properties fo:font-size="10pt" style:font-size-asian="10pt" style:font-size-complex="10pt"/>
    </style:style>
    <style:style style:name="P71" style:parent-style-name="Normal" style:family="paragraph">
      <style:paragraph-properties fo:margin-bottom="0in"/>
    </style:style>
    <style:style style:name="T7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73" style:parent-style-name="DefaultParagraphFont" style:family="text">
      <style:text-properties fo:font-size="10pt" style:font-size-asian="10pt" style:font-size-complex="10pt"/>
    </style:style>
    <style:style style:name="P7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7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7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77" style:parent-style-name="Normal" style:family="paragraph">
      <style:text-properties fo:font-size="10pt" style:font-size-asian="10pt" style:font-size-complex="10pt"/>
    </style:style>
    <style:style style:name="P78" style:parent-style-name="Normal" style:family="paragraph">
      <style:text-properties fo:font-size="10pt" style:font-size-asian="10pt" style:font-size-complex="10pt"/>
    </style:style>
    <style:style style:name="P79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80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81" style:parent-style-name="Normal" style:family="paragraph">
      <style:paragraph-properties fo:margin-bottom="0in"/>
    </style:style>
    <style:style style:name="T8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83" style:parent-style-name="DefaultParagraphFont" style:family="text">
      <style:text-properties fo:font-size="10pt" style:font-size-asian="10pt" style:font-size-complex="10pt"/>
    </style:style>
    <style:style style:name="T84" style:parent-style-name="DefaultParagraphFont" style:family="text">
      <style:text-properties fo:font-size="10pt" style:font-size-asian="10pt" style:font-size-complex="10pt"/>
    </style:style>
    <style:style style:name="P8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8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94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95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96" style:parent-style-name="Normal" style:family="paragraph">
      <style:paragraph-properties fo:margin-bottom="0in"/>
    </style:style>
    <style:style style:name="T9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98" style:parent-style-name="DefaultParagraphFont" style:family="text">
      <style:text-properties fo:font-size="10pt" style:font-size-asian="10pt" style:font-size-complex="10pt"/>
    </style:style>
    <style:style style:name="P9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07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08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09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10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11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12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13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14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15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16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17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18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19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20" style:parent-style-name="Normal" style:family="paragraph">
      <style:paragraph-properties fo:margin-bottom="0in"/>
    </style:style>
    <style:style style:name="T12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22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23" style:parent-style-name="DefaultParagraphFont" style:family="text">
      <style:text-properties fo:font-weight="bold" style:font-weight-asian="bold" fo:color="#FF0000" fo:font-size="10pt" style:font-size-asian="10pt" style:font-size-complex="10pt"/>
    </style:style>
    <style:style style:name="P124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25" style:parent-style-name="Normal" style:family="paragraph">
      <style:paragraph-properties fo:margin-bottom="0in"/>
    </style:style>
    <style:style style:name="T12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27" style:parent-style-name="DefaultParagraphFont" style:family="text">
      <style:text-properties fo:font-size="10pt" style:font-size-asian="10pt" style:font-size-complex="10pt"/>
    </style:style>
    <style:style style:name="P128" style:parent-style-name="Normal" style:family="paragraph">
      <style:paragraph-properties fo:margin-bottom="0in"/>
    </style:style>
    <style:style style:name="T12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30" style:parent-style-name="DefaultParagraphFont" style:family="text">
      <style:text-properties fo:font-size="10pt" style:font-size-asian="10pt" style:font-size-complex="10pt"/>
    </style:style>
    <style:style style:name="P13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3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40" style:parent-style-name="Normal" style:family="paragraph">
      <style:paragraph-properties fo:margin-bottom="0in"/>
    </style:style>
    <style:style style:name="T14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42" style:parent-style-name="DefaultParagraphFont" style:family="text">
      <style:text-properties fo:font-size="10pt" style:font-size-asian="10pt" style:font-size-complex="10pt"/>
    </style:style>
    <style:style style:name="P143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44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45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46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47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48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49" style:parent-style-name="Normal" style:family="paragraph">
      <style:paragraph-properties fo:margin-bottom="0in"/>
    </style:style>
    <style:style style:name="T15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51" style:parent-style-name="DefaultParagraphFont" style:family="text">
      <style:text-properties fo:font-size="10pt" style:font-size-asian="10pt" style:font-size-complex="10pt"/>
    </style:style>
    <style:style style:name="P15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5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5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5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5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5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5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59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60" style:parent-style-name="Normal" style:family="paragraph">
      <style:paragraph-properties fo:margin-bottom="0in"/>
    </style:style>
    <style:style style:name="T16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2" style:parent-style-name="DefaultParagraphFont" style:family="text">
      <style:text-properties fo:font-size="10pt" style:font-size-asian="10pt" style:font-size-complex="10pt"/>
    </style:style>
    <style:style style:name="P163" style:parent-style-name="Normal" style:family="paragraph">
      <style:paragraph-properties fo:margin-bottom="0in"/>
    </style:style>
    <style:style style:name="T16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65" style:parent-style-name="DefaultParagraphFont" style:family="text">
      <style:text-properties fo:font-size="10pt" style:font-size-asian="10pt" style:font-size-complex="10pt"/>
    </style:style>
    <style:style style:name="P16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6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68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69" style:parent-style-name="Normal" style:family="paragraph">
      <style:paragraph-properties fo:margin-bottom="0in"/>
    </style:style>
    <style:style style:name="T170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71" style:parent-style-name="DefaultParagraphFont" style:family="text">
      <style:text-properties fo:font-size="10pt" style:font-size-asian="10pt" style:font-size-complex="10pt"/>
    </style:style>
    <style:style style:name="P172" style:parent-style-name="Normal" style:family="paragraph">
      <style:paragraph-properties fo:margin-bottom="0in"/>
    </style:style>
    <style:style style:name="T17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74" style:parent-style-name="DefaultParagraphFont" style:family="text">
      <style:text-properties fo:font-size="10pt" style:font-size-asian="10pt" style:font-size-complex="10pt"/>
    </style:style>
    <style:style style:name="P17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7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7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7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7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80" style:parent-style-name="Normal" style:family="paragraph">
      <style:paragraph-properties fo:margin-bottom="0in"/>
    </style:style>
    <style:style style:name="T18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82" style:parent-style-name="DefaultParagraphFont" style:family="text">
      <style:text-properties fo:font-size="10pt" style:font-size-asian="10pt" style:font-size-complex="10pt"/>
    </style:style>
    <style:style style:name="P183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84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85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86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87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88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89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90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191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192" style:parent-style-name="Normal" style:family="paragraph">
      <style:paragraph-properties fo:margin-bottom="0in"/>
    </style:style>
    <style:style style:name="T193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94" style:parent-style-name="DefaultParagraphFont" style:family="text">
      <style:text-properties fo:font-size="10pt" style:font-size-asian="10pt" style:font-size-complex="10pt"/>
    </style:style>
    <style:style style:name="P195" style:parent-style-name="Normal" style:family="paragraph">
      <style:paragraph-properties fo:margin-bottom="0in"/>
    </style:style>
    <style:style style:name="T19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197" style:parent-style-name="DefaultParagraphFont" style:family="text">
      <style:text-properties fo:font-size="10pt" style:font-size-asian="10pt" style:font-size-complex="10pt"/>
    </style:style>
    <style:style style:name="P19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199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00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0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0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0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0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0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06" style:parent-style-name="Normal" style:family="paragraph">
      <style:paragraph-properties fo:margin-bottom="0in"/>
    </style:style>
    <style:style style:name="T207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08" style:parent-style-name="DefaultParagraphFont" style:family="text">
      <style:text-properties fo:font-size="10pt" style:font-size-asian="10pt" style:font-size-complex="10pt"/>
    </style:style>
    <style:style style:name="P209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210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211" style:parent-style-name="Normal" style:family="paragraph">
      <style:paragraph-properties fo:margin-bottom="0in" fo:margin-left="0.4916in">
        <style:tab-stops/>
      </style:paragraph-properties>
      <style:text-properties fo:font-size="10pt" style:font-size-asian="10pt" style:font-size-complex="10pt"/>
    </style:style>
    <style:style style:name="P212" style:parent-style-name="Normal" style:family="paragraph">
      <style:text-properties fo:font-size="10pt" style:font-size-asian="10pt" style:font-size-complex="10pt"/>
    </style:style>
    <style:style style:name="P213" style:parent-style-name="Normal" style:family="paragraph">
      <style:text-properties fo:font-size="10pt" style:font-size-asian="10pt" style:font-size-complex="10pt"/>
    </style:style>
    <style:style style:name="P214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215" style:parent-style-name="Normal" style:family="paragraph">
      <style:paragraph-properties fo:margin-bottom="0in"/>
    </style:style>
    <style:style style:name="T216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17" style:parent-style-name="DefaultParagraphFont" style:family="text">
      <style:text-properties fo:font-size="10pt" style:font-size-asian="10pt" style:font-size-complex="10pt"/>
    </style:style>
    <style:style style:name="P218" style:parent-style-name="Normal" style:family="paragraph">
      <style:paragraph-properties fo:margin-bottom="0in"/>
    </style:style>
    <style:style style:name="T219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20" style:parent-style-name="DefaultParagraphFont" style:family="text">
      <style:text-properties fo:font-size="10pt" style:font-size-asian="10pt" style:font-size-complex="10pt"/>
    </style:style>
    <style:style style:name="P221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22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23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24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25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26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27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28" style:parent-style-name="Normal" style:family="paragraph">
      <style:paragraph-properties fo:margin-bottom="0in"/>
      <style:text-properties fo:font-size="10pt" style:font-size-asian="10pt" style:font-size-complex="10pt"/>
    </style:style>
    <style:style style:name="P229" style:parent-style-name="Normal" style:family="paragraph">
      <style:paragraph-properties fo:margin-bottom="0in"/>
      <style:text-properties fo:font-weight="bold" style:font-weight-asian="bold" fo:font-size="10pt" style:font-size-asian="10pt" style:font-size-complex="10pt"/>
    </style:style>
    <style:style style:name="P230" style:parent-style-name="Normal" style:family="paragraph">
      <style:paragraph-properties fo:margin-bottom="0in"/>
    </style:style>
    <style:style style:name="T231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32" style:parent-style-name="DefaultParagraphFont" style:family="text">
      <style:text-properties fo:font-size="10pt" style:font-size-asian="10pt" style:font-size-complex="10pt"/>
    </style:style>
    <style:style style:name="P233" style:parent-style-name="Normal" style:family="paragraph">
      <style:paragraph-properties fo:margin-bottom="0in"/>
    </style:style>
    <style:style style:name="T234" style:parent-style-name="DefaultParagraphFont" style:family="text">
      <style:text-properties fo:font-weight="bold" style:font-weight-asian="bold" fo:font-size="10pt" style:font-size-asian="10pt" style:font-size-complex="10pt"/>
    </style:style>
    <style:style style:name="T235" style:parent-style-name="DefaultParagraphFont" style:family="text">
      <style:text-properties fo:font-size="10pt" style:font-size-asian="10pt" style:font-size-complex="10pt"/>
    </style:style>
    <style:style style:name="P236" style:parent-style-name="Normal" style:family="paragraph">
      <style:paragraph-properties fo:margin-bottom="0in"/>
      <style:text-properties fo:font-size="10pt" style:font-size-asian="10pt" style:font-size-complex="10pt"/>
    </style:style>
  </office:automatic-styles>
  <office:body>
    <office:text text:use-soft-page-breaks="true">
      <text:p text:style-name="P1">Dodanie obrazka do karty w trakcie pracy</text:p>
      <text:p text:style-name="P2">Aktorzy: użytkownik, nauczyciel</text:p>
      <text:p text:style-name="P3">Wejście: okno edycji karty</text:p>
      <text:p text:style-name="P4">1.użytkownik wybiera opcję dodaj obrazek</text:p>
      <text:p text:style-name="P5">2. system rozwija listę selekcji: z komputera, z sieci</text:p>
      <text:p text:style-name="P6">3. użytkownik wybiera opcję z komputera</text:p>
      <text:p text:style-name="P7">4. system wyświetla okno drzewa katalogów</text:p>
      <text:p text:style-name="P8">5. użytkownik znajduje żądane zdjęcie i wybiera opcję dodaj</text:p>
      <text:p text:style-name="P9">6. system zamyka okno drzewa katalogów i ładuje obrazek</text:p>
      <text:p text:style-name="P10">7. użytkownik wybiera opcję zatwierdź</text:p>
      <text:p text:style-name="P11">system zamyka bieżące okno i wyświetla widok karty, jak na wejściu</text:p>
      <text:p text:style-name="P12">8. uczeń kontynuuje pracę z kartami</text:p>
      <text:p text:style-name="P13">Rozszerzenia:</text:p>
      <text:p text:style-name="P14">3.a użytkownik wybiera opcję z sieci</text:p>
      <text:p text:style-name="P15"><text:span text:style-name="T16">3.a.1 do<text:s/></text:span><text:span text:style-name="T17">dokończenia</text:span></text:p>
      <text:p text:style-name="P18"/>
      <text:p text:style-name="P19">7.a uczeń nie chce zatwierdzać zmian</text:p>
      <text:p text:style-name="P20">7.a.1 uczeń klika w przycisk „anuluj”</text:p>
      <text:p text:style-name="P21">7.a.2 system zamyka okno edycji karty i wyświetla kartę jak na wejściu, bez zmian</text:p>
      <text:p text:style-name="P22">7.a.3 uczeń kontynuuje przerwaną pracę z kartami</text:p>
      <text:p text:style-name="P23">7.a.4 koniec przypadku użycia</text:p>
      <text:p text:style-name="Normal"/>
      <text:p text:style-name="P24">Zmiana obrazka karty w trakcie pracy</text:p>
      <text:p text:style-name="P25"><text:span text:style-name="T26">Aktorzy</text:span><text:span text:style-name="T27">: użytkownik, nauczyciel</text:span></text:p>
      <text:p text:style-name="P28"><text:span text:style-name="T29">Wejście</text:span><text:span text:style-name="T30">: okno edycji karty</text:span></text:p>
      <text:p text:style-name="P31">1.użytkownik zaznacza opcję usuń obrazek</text:p>
      <text:p text:style-name="P32">2. system przeładowuje okno, ukazując puste miejsce po obrazku</text:p>
      <text:p text:style-name="P33">3. system zmienia treść opcji z usuń obrazek, na dodaj obrazek</text:p>
      <text:p text:style-name="P34">4. użytkownik postępuje podobnie jak w przypadku dodania obrazka</text:p>
      <text:p text:style-name="P35">5. koniec przypadku użycia</text:p>
      <text:p text:style-name="Normal"/>
      <text:p text:style-name="P36">Przeniesienie karty do innej lekcji</text:p>
      <text:p text:style-name="P37"><text:span text:style-name="T38">Aktorzy</text:span><text:span text:style-name="T39">: użytkownik, uczeń, nauczyciel</text:span></text:p>
      <text:p text:style-name="P40"><text:span text:style-name="T41">Warunki wstępne</text:span><text:span text:style-name="T42">: okno lekcji</text:span></text:p>
      <text:p text:style-name="P43">1.uczeń wyszukuje słowo/kartę<text:s/>3.system podświetla znalezioną kartę i odznacza select po lewej stronie rekordu</text:p>
      <text:p text:style-name="P44">2..uczeń wybiera otwiera rozwijaną llistę z opcjami działania</text:p>
      <text:p text:style-name="P45">3. uczeń wybiera opcję „przenieś”</text:p>
      <text:p text:style-name="P46">4..system wyświetla okienko z możliwością wyboru kursu i lekcji docelowej dla przeniesienia karty</text:p>
      <text:p text:style-name="P47">5.. uczeń dokonuje wyboru miejsca docelowego</text:p>
      <text:p text:style-name="P48">6..uczeń potwierdza decyzję<text:s/>wybierając opcję „zastosuj”</text:p>
      <text:p text:style-name="P49">7..system<text:s/>zamyka okno wyboru celu i<text:s/>wyświetla tabelę bez <text:s/>przeniesionego<text:s/>elementu/elementów</text:p>
      <text:p text:style-name="P50">8. uczeń wybiera opcję „zamknij”</text:p>
      <text:p text:style-name="P51">9. system zamyka okno i wyświetla okno edycji zestawu</text:p>
      <text:p text:style-name="P52">Rozszerzenia:</text:p>
      <text:p text:style-name="P53">7.a Rezygnacja z przeniesienia karty</text:p>
      <text:p text:style-name="P54">7.a1 uczeń wybiera opcję „anuluj”</text:p>
      <text:p text:style-name="P55">7.a.2 system zamyka okno confirm i wyświetla nie zmienioną listę kart lekcji</text:p>
      <text:p text:style-name="P56">7.a.3 koniec przypadku użycia</text:p>
      <text:p text:style-name="Normal"/>
      <text:p text:style-name="P57">Zmiana przeznaczenia kursu: prywatny/publiczny</text:p>
      <text:soft-page-break/>
      <text:p text:style-name="P58"><text:span text:style-name="T59">Aktorzy</text:span><text:span text:style-name="T60">: użytkownik, nauczyciel</text:span></text:p>
      <text:p text:style-name="P61"><text:span text:style-name="T62">Warunki wstępne</text:span><text:span text:style-name="T63">: okno opcji kursu, domyślnie zaznaczona jest opcja: kurs prywatny</text:span></text:p>
      <text:p text:style-name="P64">1.użytkownik wybiera select przynależny do konkretnej opcji kursu (prywatny lub publiczny), dotąd nie zaznaczonej</text:p>
      <text:p text:style-name="P65">2. użytkownik wybiera opcję „zastosuj”</text:p>
      <text:p text:style-name="P66">3. system zamyka okno opcji kursu i powraca do okna kursu</text:p>
      <text:p text:style-name="Normal"/>
      <text:p text:style-name="P67">Udostępnienie kodu kursu uczniowi</text:p>
      <text:p text:style-name="P68"><text:span text:style-name="T69">Aktorzy</text:span><text:span text:style-name="T70">: użytkownik, nauczyciel</text:span></text:p>
      <text:p text:style-name="P71"><text:span text:style-name="T72">Warunki wstępne</text:span><text:span text:style-name="T73">: wcześniejsze wybranie opcji „kurs publiczny”, miejsce: okno kursu</text:span></text:p>
      <text:p text:style-name="P74">1.użytkownik znajcuje w lewym górnym rogu numer/kod kursu obok jego nazwy</text:p>
      <text:p text:style-name="P75">2. użytkownik kopiuje kod do schowka</text:p>
      <text:p text:style-name="P76">3. skopiowany kod może być przesłany drogą elektroniczną do ucznia</text:p>
      <text:p text:style-name="P77">4. koniec przypadku użycia</text:p>
      <text:p text:style-name="P78"/>
      <text:p text:style-name="P79">Edycja kalendarza powtórek</text:p>
      <text:p text:style-name="P80">Aktorzy: użytkownik/uczeń</text:p>
      <text:p text:style-name="P81"><text:span text:style-name="T82">Warunki wstępne</text:span><text:span text:style-name="T83">:<text:s/></text:span><text:span text:style-name="T84">okno główne programu</text:span></text:p>
      <text:p text:style-name="P85">1.uczeń wybiera opcję widoku kalendarza powtórek</text:p>
      <text:p text:style-name="P86">2. system wyświetla widok 6-ciu kolejnych miesięcy jako tabliczki dni</text:p>
      <text:p text:style-name="P87">3. uczeń widzi ilość powtórek przewidzianych na dany dzień pod numerem dznia miesiąca</text:p>
      <text:p text:style-name="P88">4. uczeń, klika na dowolny dzień w celu zablokowania go dla powtórek</text:p>
      <text:p text:style-name="P89">5. system dodaje do kwadratu dnia, krzyżyk</text:p>
      <text:p text:style-name="P90">6. uczeń klika na zablokowany dzień w celu odblokowania go</text:p>
      <text:p text:style-name="P91">7. system pozbawia kwadrat danego dnia, krzyżyka</text:p>
      <text:p text:style-name="P92">8. uczeń wybiera opcję „powrót”</text:p>
      <text:p text:style-name="P93">9. system zamyka okno kalendarza i wyświetla poprzednie okno</text:p>
      <text:p text:style-name="Normal"/>
      <text:p text:style-name="Normal"/>
      <text:p text:style-name="P94">Zapisanie się do kursu publicznego</text:p>
      <text:p text:style-name="P95">Aktorzy: uczeń</text:p>
      <text:p text:style-name="P96"><text:span text:style-name="T97">Warunki wstępne</text:span><text:span text:style-name="T98">: okno główne programu</text:span></text:p>
      <text:p text:style-name="P99">1.uczeń wpisuje, lub wkleja w okno „podaj kod kursu”, otrzymany kod</text:p>
      <text:p text:style-name="P100">2. uczeń wybiera opcję „szukaj kursu”</text:p>
      <text:p text:style-name="P101">3. system wyświetla w małym oknie informacje o wyszukanym kursie</text:p>
      <text:p text:style-name="P102">4. uczeń wybiera opcję „zapisuję się do kursu”</text:p>
      <text:p text:style-name="P103">5. system wyświetla komunikat o skutecznym zapisaniu się do kursu</text:p>
      <text:p text:style-name="P104">6. uczeń zatwierdza komunikat</text:p>
      <text:p text:style-name="P105">7. system zamyka okno komunikatu i informacji o kursie i wyświetla okno główne</text:p>
      <text:p text:style-name="P106">8. w oknie głównym na liście kursów pojawiła się nowa pozycja</text:p>
      <text:p text:style-name="P107">Rozszerzenia:</text:p>
      <text:p text:style-name="P108">3.a nie znaleziono kursu o podanym kodzie</text:p>
      <text:p text:style-name="P109">3.a.1 system wyświetla informację o nieznalezieniu kursu</text:p>
      <text:p text:style-name="P110">3.a.2 uczeń powtwierdza zapoznanie się z alertem</text:p>
      <text:p text:style-name="P111">3.a.3 system zamyka okno alertu i wyświetla okno główne</text:p>
      <text:p text:style-name="P112">3.a.4 koniec przypadku użycia</text:p>
      <text:p text:style-name="P113"/>
      <text:p text:style-name="P114">4.a uczeń rezygnuje z zapisu</text:p>
      <text:p text:style-name="P115">4.a.1 uczeń wybiera opcję „rezygnuję”</text:p>
      <text:soft-page-break/>
      <text:p text:style-name="P116">4.a.2 system wyświetla komunikat o rezygnacji z zapisu</text:p>
      <text:p text:style-name="P117">4.a.3 uczeń potwierdza zapoznanie się z komunikatem</text:p>
      <text:p text:style-name="P118">4.a.4 system zamyka okno komunikatu i informacji o kursie i wyświetla okno główne</text:p>
      <text:p text:style-name="P119">4.a.5 koniec przypadku użycia</text:p>
      <text:p text:style-name="Normal"/>
      <text:p text:style-name="Normal"/>
      <text:p text:style-name="P120"><text:span text:style-name="T121">Importowanie zbioru kart gotowej lekcji do lekcji bieżącej</text:span><text:span text:style-name="T122"><text:s text:c="3"/></text:span><text:span text:style-name="T123">na razie zostawiam to</text:span></text:p>
      <text:p text:style-name="P124">Aktorzy: nauczyciel, a inni?</text:p>
      <text:p text:style-name="P125"><text:span text:style-name="T126">Warunek:<text:s/></text:span><text:span text:style-name="T127">kurs, do którego należy lekcja, ma oznaczenie „publiczny”</text:span></text:p>
      <text:p text:style-name="P128"><text:span text:style-name="T129">Warunki wstępne</text:span><text:span text:style-name="T130">: okno wybranej lekcji</text:span></text:p>
      <text:p text:style-name="P131">1.użytkownik wybiera opcję „importuj lekcję”</text:p>
      <text:p text:style-name="P132">2. system wyświetla okno wyboru źródła kart</text:p>
      <text:p text:style-name="P133">3. użytkownik wybiera z rozwijanego menu kurs, który zawiera karty</text:p>
      <text:p text:style-name="P134">4. użytkownik wybiera z kolejnego rozwijanego menu, lekcję do eksportu kart</text:p>
      <text:p text:style-name="P135">5. użytkownik wybiera opcję „importuj”</text:p>
      <text:p text:style-name="P136">6. system wyświetla informację o skutecznym zaimportowaniu danych</text:p>
      <text:p text:style-name="P137">7. użytkownik zatwierdza informację systemu</text:p>
      <text:p text:style-name="P138">8. system zamyka okno informacji i okno wyboru źródła</text:p>
      <text:p text:style-name="P139">9. system odświeża widok okna lekcji – uaktualnienie wyświetlania danych</text:p>
      <text:p text:style-name="P140"><text:span text:style-name="T141">Rozszerzenia</text:span><text:span text:style-name="T142">:</text:span></text:p>
      <text:p text:style-name="P143">5.a rezygnacja z importu danych</text:p>
      <text:p text:style-name="P144">5.a.1 użytkownik wybiera opcję „anuluj”</text:p>
      <text:p text:style-name="P145">5.a.2 system zamyka okno wyboru źródła</text:p>
      <text:p text:style-name="P146">5.a.3 koniec przypadku użycia</text:p>
      <text:p text:style-name="Normal"/>
      <text:p text:style-name="Normal"/>
      <text:p text:style-name="P147">Publikowanie lekcji – udostępnianie jej uczniom</text:p>
      <text:p text:style-name="P148">Aktorzy: nauczyciel</text:p>
      <text:p text:style-name="P149"><text:span text:style-name="T150">Warunki wstępne</text:span><text:span text:style-name="T151">: okno wybranego kursu</text:span></text:p>
      <text:p text:style-name="P152">1.nauczyciel zaznacza opcję „publikuj”, widoczną w pasku informacyjnym danej lekcji</text:p>
      <text:p text:style-name="P153">2. system wyświetla opoublikowaną lekcję na liście lekcji uczniów kursu, po ich ponownym zalogowaniu</text:p>
      <text:p text:style-name="P154">3. system zamienia przycisk „publikuj” na „ukryj”</text:p>
      <text:p text:style-name="P155">4. koniec przypadku użycia</text:p>
      <text:p text:style-name="P156"/>
      <text:p text:style-name="P157"/>
      <text:p text:style-name="P158"/>
      <text:p text:style-name="P159">Tworzenie kursu publicznego – klasy uczniowskiej</text:p>
      <text:p text:style-name="P160"><text:span text:style-name="T161">Aktorzy</text:span><text:span text:style-name="T162">: nauczyciel, użytkownik</text:span></text:p>
      <text:p text:style-name="P163"><text:span text:style-name="T164">Warunki wstępne</text:span><text:span text:style-name="T165">: widok okna głównego</text:span></text:p>
      <text:p text:style-name="P166">1.użytkownik wybiera opcję dodaj kurs</text:p>
      <text:p text:style-name="P167">2. system<text:s/></text:p>
      <text:p text:style-name="Normal"/>
      <text:p text:style-name="Normal"/>
      <text:p text:style-name="P168">Przygotowanie sprawdzianu dla uczniów</text:p>
      <text:p text:style-name="P169"><text:span text:style-name="T170">Aktorzy</text:span><text:span text:style-name="T171">: nauczyciel</text:span></text:p>
      <text:p text:style-name="P172"><text:span text:style-name="T173">Warunki wstępne</text:span><text:span text:style-name="T174">: użytkownik jest w widoku lekcji</text:span></text:p>
      <text:p text:style-name="P175">1.użytkownik wybiera opcję stwórz test</text:p>
      <text:p text:style-name="P176">2. system wyświetla okno specyfikacji testu</text:p>
      <text:soft-page-break/>
      <text:p text:style-name="P177">3. użytkownik wybiera datę wykonania testu, ilość słów, metodę testu</text:p>
      <text:p text:style-name="P178">4. użytkownik wybiera sposób dodania kart do testu: ręczny lub automatyczny(losowy)</text:p>
      <text:p text:style-name="P179">5. użytkownik wybiera opcję zatwierdź</text:p>
      <text:p text:style-name="P180"><text:span text:style-name="T181">Rozszerzenia</text:span><text:span text:style-name="T182">:</text:span></text:p>
      <text:p text:style-name="P183">4.a Ręczny wybór kart do testu</text:p>
      <text:p text:style-name="P184">4.a.1 system wyświetla nowe okno, w którym użytkownik dokonuje wyboru kart</text:p>
      <text:p text:style-name="P185">4.a.2 To tworzy nową funkcjonalność</text:p>
      <text:p text:style-name="P186"/>
      <text:p text:style-name="P187">5.a użytkownik rezygnuje z tworzenia testu</text:p>
      <text:p text:style-name="P188">5.a.1 użytkownik wybiera opcję anuluj</text:p>
      <text:p text:style-name="P189">5.a.2 system zamyka okno tworzenia testu i wyświetla okno lekcji</text:p>
      <text:p text:style-name="P190">5.a.3 koniec przypadku użycia</text:p>
      <text:p text:style-name="Normal"/>
      <text:p text:style-name="Normal"/>
      <text:p text:style-name="P191">Ręczny wybór kart do testu</text:p>
      <text:p text:style-name="P192"><text:span text:style-name="T193">Aktorzy</text:span><text:span text:style-name="T194">: nauczyciel</text:span></text:p>
      <text:p text:style-name="P195"><text:span text:style-name="T196">Warunki wstępne</text:span><text:span text:style-name="T197">: okno przygotowania testu</text:span></text:p>
      <text:p text:style-name="P198">1.użytkownik wybiera opcję ręcznego wyboru kart do testu</text:p>
      <text:p text:style-name="P199">2. system wyświetla nowe okno</text:p>
      <text:p text:style-name="P200">3. użytkownik z listy dostępnych kart wybiera poprzez zaznaczenie, żądane karty</text:p>
      <text:p text:style-name="P201">4. system na bieżąco sprawdza ilość zaznaczonych kart</text:p>
      <text:p text:style-name="P202">5. system blokuje możliwość zaznaczenia większej ilości kart niż zadeklarowanych do testu</text:p>
      <text:p text:style-name="P203">6. użytkownik zatwierdza dokonany wybór</text:p>
      <text:p text:style-name="P204">7. system wyświetla informację o skutecznym wyborze kart</text:p>
      <text:p text:style-name="P205">8. system zamyka okno wyboru kart i wyświetla okno tworzenia testu</text:p>
      <text:p text:style-name="P206"><text:span text:style-name="T207">Rozszerzenia</text:span><text:span text:style-name="T208">:</text:span></text:p>
      <text:p text:style-name="P209">6.a rezygnacja z wyboru kart</text:p>
      <text:p text:style-name="P210">6.a.1 użytkownik wybiera opcję „anuluj”</text:p>
      <text:p text:style-name="P211">6.a.2 system zamyka okno wyboru kart i wyświetla okno tworzenia testu</text:p>
      <text:p text:style-name="P212">6.a.3 koniec przypadku użycia</text:p>
      <text:p text:style-name="P213"/>
      <text:p text:style-name="P214">Przeprowadzenie sprawdzianu</text:p>
      <text:p text:style-name="P215"><text:span text:style-name="T216">Aktorzy</text:span><text:span text:style-name="T217">: uczeń</text:span></text:p>
      <text:p text:style-name="P218"><text:span text:style-name="T219">Warunki wstępne</text:span><text:span text:style-name="T220">: okno po planszy tytułowej,<text:s/></text:span></text:p>
      <text:p text:style-name="P221">1.uczeń wybiera opcję „zrób test”</text:p>
      <text:p text:style-name="P222">2. system wyświetla okno testu</text:p>
      <text:p text:style-name="P223">3. uczeń uzupełnia odpowiedzi</text:p>
      <text:p text:style-name="P224">4. uczeń wybiera opcję „prześlij rozwiązania”</text:p>
      <text:p text:style-name="P225">5. system wyświetla ponownie okno testu z pokolorowanymi na zielono prawidłowymi odpowiedziami i na czerwono – nieprawidłowo wypełnionymi</text:p>
      <text:p text:style-name="P226">6. system wyświetla ogólny wynik procentowy prawidłowych odpowiedzi</text:p>
      <text:p text:style-name="P227"/>
      <text:p text:style-name="P228"/>
      <text:p text:style-name="P229">Zmiana kursu prywatnego w publiczny</text:p>
      <text:p text:style-name="P230"><text:span text:style-name="T231">Aktorzy</text:span><text:span text:style-name="T232">: nauczyciel, użytkownik</text:span></text:p>
      <text:p text:style-name="P233"><text:span text:style-name="T234">Warunki wstępne</text:span><text:span text:style-name="T235">: okno edycji kursu</text:span></text:p>
      <text:p text:style-name="P236">1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garski</meta:initial-creator>
    <dc:creator>msgarski</dc:creator>
    <meta:creation-date>2021-06-07T16:49:00Z</meta:creation-date>
    <dc:date>2021-06-07T16:58:00Z</dc:date>
    <meta:template xlink:href="Normal" xlink:type="simple"/>
    <meta:editing-cycles>7</meta:editing-cycles>
    <meta:editing-duration>PT0S</meta:editing-duration>
    <meta:document-statistic meta:page-count="4" meta:paragraph-count="15" meta:word-count="1133" meta:character-count="7916" meta:row-count="56" meta:non-whitespace-character-count="6798"/>
  </office:meta>
</office:document-meta>
</file>